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AM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0.52">
            <text:p>0,52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0.59">
            <text:p>0,59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0.73">
            <text:p>0,73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0.84">
            <text:p>0,84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0.95">
            <text:p>0,95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1.37">
            <text:p>1,37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41">
            <text:p>1,41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1.64">
            <text:p>1,64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1.69">
            <text:p>1,69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1.96">
            <text:p>1,96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2.33">
            <text:p>2,3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5:23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5:19:18.29</meta:creation-date>
    <dc:date>2022-02-13T15:23:00.61</dc:date>
    <meta:editing-duration>PT3M42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